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</table:content-validations>
      <table:table table:name="DATE (24-06-17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65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5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Player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Inland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C</text:p>
          </table:table-cell>
          <table:table-cell office:value-type="string" calcext:value-type="string">
            <text:p>Outland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D</text:p>
          </table:table-cell>
          <table:table-cell office:value-type="string" calcext:value-type="string">
            <text:p>Sea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Coastline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.1</text:p>
          </table:table-cell>
          <table:table-cell office:value-type="string" calcext:value-type="string">
            <text:p>Player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.2</text:p>
          </table:table-cell>
          <table:table-cell office:value-type="string" calcext:value-type="string">
            <text:p>Outland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.3</text:p>
          </table:table-cell>
          <table:table-cell office:value-type="string" calcext:value-type="string">
            <text:p>Inland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Player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D</text:p>
          </table:table-cell>
          <table:table-cell office:value-type="string" calcext:value-type="string">
            <text:p>Fish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E</text:p>
          </table:table-cell>
          <table:table-cell office:value-type="string" calcext:value-type="string">
            <text:p>Inland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F</text:p>
          </table:table-cell>
          <table:table-cell office:value-type="string" calcext:value-type="string">
            <text:p>Outland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p is sufficiently similar to classic ES_Prairie to be competitive.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7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7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7];[.A83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7];[.A8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7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7];[.A85])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12" table:formula="of:=COUNTIF([.$F$8:.$F$77];[.A85])" office:value-type="float" office:value="53" calcext:value-type="float" table:number-columns-spanned="2" table:number-rows-spanned="1">
            <text:p>53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7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24-06-17)'.D8:'DATE (24-06-17)'.D34 'DATE (24-06-17)'.F8:'DATE (24-06-17)'.F34 'DATE (24-06-17)'.D37:'DATE (24-06-17)'.D39 'DATE (24-06-17)'.F37:'DATE (24-06-17)'.F39 'DATE (24-06-17)'.D41:'DATE (24-06-17)'.D41 'DATE (24-06-17)'.F41:'DATE (24-06-17)'.F41 'DATE (24-06-17)'.F43:'DATE (24-06-17)'.F46 'DATE (24-06-17)'.D43:'DATE (24-06-17)'.D46 'DATE (24-06-17)'.D48:'DATE (24-06-17)'.D51 'DATE (24-06-17)'.F48:'DATE (24-06-17)'.F51 'DATE (24-06-17)'.D53:'DATE (24-06-17)'.D53 'DATE (24-06-17)'.F53:'DATE (24-06-17)'.F53 'DATE (24-06-17)'.F55:'DATE (24-06-17)'.F56 'DATE (24-06-17)'.D55:'DATE (24-06-17)'.D56 'DATE (24-06-17)'.D58:'DATE (24-06-17)'.D60 'DATE (24-06-17)'.F58:'DATE (24-06-17)'.F60 'DATE (24-06-17)'.D62:'DATE (24-06-17)'.D69 'DATE (24-06-17)'.F62:'DATE (24-06-17)'.F69 'DATE (24-06-17)'.D71:'DATE (24-06-17)'.D71 'DATE (24-06-17)'.F71:'DATE (24-06-17)'.F71 'DATE (24-06-17)'.F73:'DATE (24-06-17)'.F73 'DATE (24-06-17)'.D73:'DATE (24-06-17)'.D73 'DATE (24-06-17)'.D75:'DATE (24-06-17)'.D75 'DATE (24-06-17)'.F75:'DATE (24-06-17)'.F75 'DATE (24-06-17)'.F77:'DATE (24-06-17)'.F77 'DATE (24-06-17)'.D77:'DATE (24-06-17)'.D77">
            <calcext:condition calcext:apply-style-name="Red Fill" calcext:value="=&quot;Non-Compliant&quot;" calcext:base-cell-address="'DATE (24-06-17)'.D8"/>
            <calcext:condition calcext:apply-style-name="Orange Fill" calcext:value="=&quot;Exception Rejected&quot;" calcext:base-cell-address="'DATE (24-06-17)'.D8"/>
            <calcext:condition calcext:apply-style-name="Light Green Fill" calcext:value="=&quot;Compliance Expected&quot;" calcext:base-cell-address="'DATE (24-06-17)'.D8"/>
            <calcext:condition calcext:apply-style-name="Dark Green Fill" calcext:value="=&quot;Exception Granted&quot;" calcext:base-cell-address="'DATE (24-06-17)'.D8"/>
            <calcext:condition calcext:apply-style-name="Emerald Fill" calcext:value="=&quot;Compliant&quot;" calcext:base-cell-address="'DATE (24-06-17)'.D8"/>
            <calcext:condition calcext:apply-style-name="Note" calcext:value="=&quot;Not-Applicable&quot;" calcext:base-cell-address="'DATE (24-06-17)'.D8"/>
            <calcext:condition calcext:apply-style-name="Yellow Fill" calcext:value="=&quot;Exception Requested&quot;" calcext:base-cell-address="'DATE (24-06-17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21:40:55.738000000</dc:date>
    <meta:editing-duration>P2DT15H45M23S</meta:editing-duration>
    <meta:editing-cycles>171</meta:editing-cycles>
    <meta:generator>LibreOffice/7.1.3.2$Windows_X86_64 LibreOffice_project/47f78053abe362b9384784d31a6e56f8511eb1c1</meta:generator>
    <meta:document-statistic meta:table-count="1" meta:cell-count="254" meta:object-count="0"/>
  </office:meta>
</office:document-meta>
</file>